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25-03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3392" calcext:value-type="float">
            <text:p>66.7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24-10-0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6832" calcext:value-type="float">
            <text:p>67.6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24-03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23-10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4768" calcext:value-type="float">
            <text:p>67.1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23-03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22-10-1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5912" calcext:value-type="float">
            <text:p>67.8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22-03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21-10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2784" calcext:value-type="float">
            <text:p>67.2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21-03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9824" calcext:value-type="float">
            <text:p>66.4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20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7856" calcext:value-type="float">
            <text:p>67.4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884" calcext:value-type="float">
            <text:p>66.9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2072" calcext:value-type="float">
            <text:p>67.6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7624" calcext:value-type="float">
            <text:p>67.8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2576" calcext:value-type="float">
            <text:p>67.0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7064" calcext:value-type="float">
            <text:p>67.1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4096" calcext:value-type="float">
            <text:p>67.8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2736" calcext:value-type="float">
            <text:p>68.3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0736" calcext:value-type="float">
            <text:p>67.6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1504" calcext:value-type="float">
            <text:p>68.4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9024" calcext:value-type="float">
            <text:p>67.6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292" calcext:value-type="float">
            <text:p>69.0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4688" calcext:value-type="float">
            <text:p>66.4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6224" calcext:value-type="float">
            <text:p>68.0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6504" calcext:value-type="float">
            <text:p>66.5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4016" calcext:value-type="float">
            <text:p>67.1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7336" calcext:value-type="float">
            <text:p>67.0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3592" calcext:value-type="float">
            <text:p>68.3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6872" calcext:value-type="float">
            <text:p>67.9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8216" calcext:value-type="float">
            <text:p>66.4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3496" calcext:value-type="float">
            <text:p>66.8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9808" calcext:value-type="float">
            <text:p>65.5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91034015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